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251cm" style:rel-column-width="16383*"/>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officeooo:paragraph-rsid="000988f5"/>
    </style:style>
    <style:style style:name="P2" style:family="paragraph" style:parent-style-name="Heading">
      <style:paragraph-properties fo:text-align="center" style:justify-single-word="false"/>
    </style:style>
    <style:style style:name="P3" style:family="paragraph" style:parent-style-name="Preformatted_20_Text">
      <style:text-properties style:font-name="Liberation Mono" fo:font-size="10pt" officeooo:paragraph-rsid="000a4587" style:font-name-asian="DejaVu Sans Mono" style:font-size-asian="10pt" style:font-name-complex="Liberation Mono" style:font-size-complex="10pt"/>
    </style:style>
    <style:style style:name="P4" style:family="paragraph" style:parent-style-name="Preformatted_20_Text">
      <style:text-properties officeooo:paragraph-rsid="000a4587"/>
    </style:style>
    <style:style style:name="P5" style:family="paragraph" style:parent-style-name="Preformatted_20_Text">
      <style:text-properties fo:color="#ce181e"/>
    </style:style>
    <style:style style:name="T1" style:family="text">
      <style:text-properties officeooo:rsid="000a4587"/>
    </style:style>
    <style:style style:name="T2" style:family="text">
      <style:text-properties style:font-name="Liberation Mono" fo:font-size="10pt" style:font-name-asian="DejaVu Sans Mono" style:font-size-asian="10pt" style:font-name-complex="Liberation Mono" style:font-size-complex="10pt"/>
    </style:style>
    <style:style style:name="T3" style:family="text">
      <style:text-properties fo:color="#ce181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nventory POS Django Application</text:p>
      <text:p text:style-name="Preformatted_20_Text"/>
      <text:h text:style-name="Heading_20_1" text:outline-level="1">Overview</text:h>
      <text:p text:style-name="Preformatted_20_Text">This application is developed in Django, and is a complete system to handle the inventory of a company oprating on Logistics. The Problem Statement is attached in problemStatement.txt</text:p>
      <text:p text:style-name="Preformatted_20_Text"/>
      <text:p text:style-name="P1">Installation</text:p>
      <text:p text:style-name="Preformatted_20_Text"><text:s text:c="4"/>1. Clone the Directory from Github</text:p>
      <text:p text:style-name="Preformatted_20_Text"><text:s text:c="4"/>2. Its basic dependency is python 2.7 and pip</text:p>
      <text:p text:style-name="Preformatted_20_Text"><text:s text:c="8"/>1. sudo apt-get install python-pip (install python also if not present)</text:p>
      <text:p text:style-name="Preformatted_20_Text"><text:s text:c="4"/>3. Install the Dependencies from requirements.txt</text:p>
      <text:p text:style-name="Preformatted_20_Text"><text:s text:c="8"/>1. sudo pip install -r requirements.txt</text:p>
      <text:p text:style-name="Preformatted_20_Text"><text:s text:c="4"/>4. run the django server</text:p>
      <text:p text:style-name="Preformatted_20_Text"><text:s text:c="8"/>1. python manage.py runserver</text:p>
      <text:p text:style-name="Preformatted_20_Text"><text:s text:c="4"/>5. Go to the browser, login and enjoy the funcitonality</text:p>
      <text:p text:style-name="Preformatted_20_Text"><text:s text:c="8"/>1. https://127.0.0.1:8000/inventory/login</text:p>
      <text:p text:style-name="Preformatted_20_Text"/>
      <text:h text:style-name="Heading_20_1" text:outline-level="1">Functionality</text:h>
      <text:p text:style-name="Preformatted_20_Text">There are 3 basic tables used in this project (as specified in the problem). Their models have been defined in the ‘models.py’ file in the inventory app. The functionality by urls are as follows:</text:p>
      <table:table table:name="Table1" table:style-name="Table1">
        <table:table-column table:style-name="Table1.A" table:number-columns-repeated="2"/>
        <table:table-row>
          <table:table-cell table:style-name="Table1.A1" office:value-type="string">
            <text:p text:style-name="Heading">API Endpoint</text:p>
          </table:table-cell>
          <table:table-cell table:style-name="Table1.B1" office:value-type="string">
            <text:p text:style-name="Heading">Functionality</text:p>
          </table:table-cell>
        </table:table-row>
        <table:table-row>
          <table:table-cell table:style-name="Table1.A2" office:value-type="string">
            <text:p text:style-name="P3">/inventory/allItems</text:p>
          </table:table-cell>
          <table:table-cell table:style-name="Table1.B2" office:value-type="string">
            <text:p text:style-name="P4">Lists all the Items present in the Database. You can do the following operations:</text:p>
            <text:p text:style-name="P4"><text:s text:c="4"/>1. Add Another item</text:p>
            <text:p text:style-name="P4"><text:s text:c="4"/>2. Edit an Existing Item</text:p>
            <text:p text:style-name="P4"><text:s text:c="4"/>3. Delete an Item</text:p>
            <text:p text:style-name="P4"><text:s text:c="4"/>4. View an item in detail </text:p>
            <text:p text:style-name="P3"><text:s text:c="8"/>1. Click on the Item Row</text:p>
          </table:table-cell>
        </table:table-row>
        <table:table-row>
          <table:table-cell table:style-name="Table1.A2" office:value-type="string">
            <text:p text:style-name="P3">/inventory/item/{item_id}</text:p>
          </table:table-cell>
          <table:table-cell table:style-name="Table1.B2" office:value-type="string">
            <text:p text:style-name="P4">You can reach by clicking on an item row. This page basically displays item Details and all Variants associated with this item. You can:</text:p>
            <text:p text:style-name="P4"><text:s text:c="4"/>1. Add Another variant</text:p>
            <text:p text:style-name="P4"><text:s text:c="4"/>2. Edit and Existing Variant</text:p>
            <text:p text:style-name="P4"><text:s text:c="4"/>3. Delete a Variant</text:p>
            <text:p text:style-name="P4"><text:s text:c="4"/>4. View the Variant in Detail</text:p>
            <text:p text:style-name="P3"><text:s text:c="8"/>1. Click <text:s/>anywhere on the Variant Row</text:p>
          </table:table-cell>
        </table:table-row>
        <table:table-row>
          <table:table-cell table:style-name="Table1.A2" office:value-type="string">
            <text:p text:style-name="P3">/inventory/item/{item_id}/{variant_id<text:span text:style-name="T1">}</text:span></text:p>
          </table:table-cell>
          <table:table-cell table:style-name="Table1.B2" office:value-type="string">
            <text:p text:style-name="P4">This Page displays all feature associated with item and this variant. Also displayed are all the properties associated with this variant. You can:</text:p>
            <text:p text:style-name="P4"><text:s text:c="4"/>1. Delete a Property</text:p>
            <text:p text:style-name="P4"><text:s text:c="4"/>2. Edit an Existing Property</text:p>
            <text:p text:style-name="P3"><text:s text:c="4"/>3. Add Another Property to the Variant</text:p>
          </table:table-cell>
        </table:table-row>
        <table:table-row>
          <table:table-cell table:style-name="Table1.A2" office:value-type="string">
            <text:p text:style-name="P3">/inventory/report/?user_id=1,2,3,4&amp;startTime=2018-09-<text:soft-page-break/>27T07:56:57&amp;endTime=2018-09-27T010:10:57</text:p>
          </table:table-cell>
          <table:table-cell table:style-name="Table1.B2" office:value-type="string">
            <text:p text:style-name="P4"><text:span text:style-name="T2">This API call renders a page with all Logs associated with the users, within </text:span><text:soft-page-break/><text:span text:style-name="T2">the given time range, in a table grouped by each user.</text:span></text:p>
          </table:table-cell>
        </table:table-row>
        <table:table-row>
          <table:table-cell table:style-name="Table1.A2" office:value-type="string">
            <text:p text:style-name="P3">/Inventory/login</text:p>
          </table:table-cell>
          <table:table-cell table:style-name="Table1.B2" office:value-type="string">
            <text:p text:style-name="P3">For Logging the User in</text:p>
          </table:table-cell>
        </table:table-row>
        <table:table-row>
          <table:table-cell table:style-name="Table1.A2" office:value-type="string">
            <text:p text:style-name="P3">/inventory/logout</text:p>
          </table:table-cell>
          <table:table-cell table:style-name="Table1.B2" office:value-type="string">
            <text:p text:style-name="P3">For Logging the User Out</text:p>
          </table:table-cell>
        </table:table-row>
      </table:table>
      <text:p text:style-name="Preformatted_20_Text"/>
      <text:p text:style-name="Preformatted_20_Text"/>
      <text:h text:style-name="Heading_20_1" text:outline-level="1">Logs</text:h>
      <text:p text:style-name="P5">/inventory/report/?user_id=1,2,3,4&amp;startTime=2018-09-27T07:56:57&amp;endTime=2018-09-27T010:10:57</text:p>
      <text:p text:style-name="Preformatted_20_Text"/>
      <text:p text:style-name="Preformatted_20_Text">This Endpoint is used to generate Logs for the operations. All of the supported user operations generate detailed logs, which are stored along with time and user, in the ‘InventoryLogs’ Table. These Logs are quite deatiled and specific to the operation being performed. For eg:</text:p>
      <text:p text:style-name="Heading"><text:s text:c="4"/>1. Modifying a Variant</text:p>
      <text:p text:style-name="Preformatted_20_Text"><text:s text:c="7"/><text:span text:style-name="T3">Sept. 27, 2018, 9:36 a.m. Modified ['SellingPrice', 'Quantity'] of Variant:(4-Check Shirt) of the Item:(1-T-Shirt)</text:span></text:p>
      <text:p text:style-name="Preformatted_20_Text"><text:s text:c="7"/>Explanation: A User modified ‘SellingPrice’ and ‘Quantity’ of the Variant (Check Shirt with id 4) of the Item(T-Shirt with id 1) at the given time.</text:p>
      <text:p text:style-name="Heading"><text:s text:c="4"/>2. Adding a property</text:p>
      <text:p text:style-name="Preformatted_20_Text"><text:s text:c="6"/><text:span text:style-name="T3"><text:s/>Sept. 27, 2018, 8:57 a.m. Added Property:(12-Size) of the Variant:(4-Check Shirt)</text:span></text:p>
      <text:p text:style-name="Preformatted_20_Text"><text:s text:c="7"/>Explanation: A User added this property(Property-Id, Property-Name) to the Variant(Id, Name).</text:p>
      <text:p text:style-name="Preformatted_20_Text"/>
      <text:p text:style-name="P4">A Sample Log of all user operations are already present in sqlite database, and can be accessed by ‘/inventory/report’ endpoint.</text:p>
      <text:p text:style-name="P4"/>
      <text:p text:style-name="P4">The Parameters:</text:p>
      <text:p text:style-name="Preformatted_20_Text"/>
      <table:table table:name="Table2" table:style-name="Table2">
        <table:table-column table:style-name="Table2.A" table:number-columns-repeated="4"/>
        <table:table-row>
          <table:table-cell table:style-name="Table2.A1" office:value-type="string">
            <text:p text:style-name="P2">Parameter Name</text:p>
          </table:table-cell>
          <table:table-cell table:style-name="Table2.A1" office:value-type="string">
            <text:p text:style-name="P2">Necessity</text:p>
          </table:table-cell>
          <table:table-cell table:style-name="Table2.A1" office:value-type="string">
            <text:p text:style-name="P2">Value</text:p>
          </table:table-cell>
          <table:table-cell table:style-name="Table2.D1" office:value-type="string">
            <text:p text:style-name="P2">Default(if not specified)</text:p>
          </table:table-cell>
        </table:table-row>
        <table:table-row>
          <table:table-cell table:style-name="Table2.A2" office:value-type="string">
            <text:p text:style-name="P3">user_id</text:p>
          </table:table-cell>
          <table:table-cell table:style-name="Table2.A2" office:value-type="string">
            <text:p text:style-name="P3">Non-Necessary</text:p>
          </table:table-cell>
          <table:table-cell table:style-name="Table2.A2" office:value-type="string">
            <text:p text:style-name="P3">Comma-seperated user_ids (Integers)</text:p>
          </table:table-cell>
          <table:table-cell table:style-name="Table2.D2" office:value-type="string">
            <text:p text:style-name="P3">default=all Users present in system</text:p>
          </table:table-cell>
        </table:table-row>
        <table:table-row>
          <table:table-cell table:style-name="Table2.A2" office:value-type="string">
            <text:p text:style-name="P3">startTime</text:p>
          </table:table-cell>
          <table:table-cell table:style-name="Table2.A2" office:value-type="string">
            <text:p text:style-name="P3">Non-Necessary</text:p>
          </table:table-cell>
          <table:table-cell table:style-name="Table2.A2" office:value-type="string">
            <text:p text:style-name="P3">018-09-27T07:56:57</text:p>
          </table:table-cell>
          <table:table-cell table:style-name="Table2.D2" office:value-type="string">
            <text:p text:style-name="P3">Default=2000-09-27 10:44:00</text:p>
          </table:table-cell>
        </table:table-row>
        <table:table-row>
          <table:table-cell table:style-name="Table2.A2" office:value-type="string">
            <text:p text:style-name="P3">endTime</text:p>
          </table:table-cell>
          <table:table-cell table:style-name="Table2.A2" office:value-type="string">
            <text:p text:style-name="P3">Non-Necessary</text:p>
          </table:table-cell>
          <table:table-cell table:style-name="Table2.A2" office:value-type="string">
            <text:p text:style-name="P3">2018-09-27T010:10:57</text:p>
          </table:table-cell>
          <table:table-cell table:style-name="Table2.D2" office:value-type="string">
            <text:p text:style-name="P3">Default=datetime.datetime.now()</text:p>
          </table:table-cell>
        </table:table-row>
      </table:table>
      <text:p text:style-name="Preformatted_20_Text"/>
      <text:p text:style-name="Preformatted_20_Text"/>
      <text:p text:style-name="Preformatted_20_Text">You can modify the API call in your browser to get different log feeds.</text:p>
      <text:p text:style-name="Preformatted_20_Text">Usage</text:p>
      <text:p text:style-name="Preformatted_20_Text"/>
      <text:p text:style-name="Preformatted_20_Text"><text:s text:c="4"/>1. Create your own user</text:p>
      <text:p text:style-name="Preformatted_20_Text"><text:s text:c="8"/>1. python manage.py createsuperuser</text:p>
      <text:p text:style-name="Preformatted_20_Text"><text:s text:c="4"/>2. Login in to system with your new credentails</text:p>
      <text:p text:style-name="Preformatted_20_Text"><text:s text:c="4"/>3. Do all the operations sepcified above</text:p>
      <text:p text:style-name="Preformatted_20_Text"><text:s text:c="4"/>4. Go to the reports section on the navbar.</text:p>
      <text:p text:style-name="Preformatted_20_Text"/>
      <text:h text:style-name="Heading_20_1" text:outline-level="1"><text:soft-page-break/>Features</text:h>
      <text:p text:style-name="Preformatted_20_Text"><text:s text:c="4"/>1. The projects’ frontend has been implemented with the help of Bootstrap and Jquery, hence has a passable UI. (The aim is to demnstrate the APIs)</text:p>
      <text:p text:style-name="Preformatted_20_Text"><text:s text:c="4"/>2. All of the Endpoints require the user to login first, to prevent unuthorised access. Hence you need to create a user and login.</text:p>
      <text:p text:style-name="Preformatted_20_Text"><text:s text:c="4"/>3. The Default superuser is:</text:p>
      <text:p text:style-name="Preformatted_20_Text"><text:s text:c="8"/>1. username: apoorva</text:p>
      <text:p text:style-name="Preformatted_20_Text"><text:s text:c="8"/>2. password: apoorva12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dc:date>2018-09-28T12:54:50.490262941</dc:date>
    <meta:editing-duration>PT5M14S</meta:editing-duration>
    <meta:editing-cycles>1</meta:editing-cycles>
    <meta:document-statistic meta:table-count="2" meta:image-count="0" meta:object-count="0" meta:page-count="3" meta:paragraph-count="82" meta:word-count="575" meta:character-count="4029" meta:non-whitespace-character-count="3334"/>
  </office:meta>
</office:document-meta>
</file>